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etCmdHandler.doRSET( POP3Session session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setCmdHandler.stat( POP3Session session ,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set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